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3.237cm" fo:break-before="auto" style:use-optimal-row-height="false"/>
    </style:style>
    <style:style style:name="ro4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Aptos Narrow" style:font-name="Liberation Sans"/>
    </style:style>
    <style:style style:name="T3" style:family="text">
      <style:text-properties style:text-underline-style="none" style:text-underline-color="font-color" style:font-size-complex="10pt" style:font-size-asian="10pt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FreeSans" style:font-name-asian="Noto Sans CJK SC" style:language-complex="hi" style:country-complex="IN" style:language-asian="zh" style:country-asian="CN" fo:language="es" fo:country="CO" style:text-line-through-mode="continuous" fo:text-shadow="none" style:text-outline="false" fo:font-style="normal" style:text-line-through-type="none" fo:font-weight="normal"/>
    </style:style>
    <style:style style:name="T4" style:family="text">
      <style:text-properties style:text-underline-style="none" style:text-underline-color="font-color" style:font-size-complex="10pt" style:font-size-asian="10pt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complex="hi" style:country-complex="IN" style:language-asian="zh" style:country-asian="CN" fo:language="es" fo:country="CO" style:text-line-through-mode="continuous" fo:text-shadow="none" style:text-outline="false" fo:font-style="normal" style:text-line-through-type="none" fo:font-weight="normal" fo:color="#000000" style:font-name-complex="Aptos Narrow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Default"/>
        <table:table-column table:style-name="co3" table:number-columns-repeated="2" table:default-cell-style-name="ce3"/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licencia</text:p>
          </table:table-cell>
          <table:table-cell table:style-name="ce2" office:value-type="string" calcext:value-type="string">
            <text:p>rendimiento</text:p>
          </table:table-cell>
          <table:table-cell table:style-name="ce2" office:value-type="string" calcext:value-type="string">
            <text:p>escalabilidad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comunidad</text:p>
          </table:table-cell>
          <table:table-cell table:style-name="ce2" office:value-type="string" calcext:value-type="string">
            <text:p>integración</text:p>
          </table:table-cell>
          <table:table-cell table:style-name="ce2" office:value-type="string" calcext:value-type="string">
            <text:p>uso típico</text:p>
          </table:table-cell>
        </table:table-row>
        <table:table-row table:style-name="ro2">
          <table:table-cell/>
          <table:table-cell table:style-name="ce1" office:value-type="string" calcext:value-type="string">
            <text:p>MYSQL</text:p>
          </table:table-cell>
          <table:table-cell office:value-type="string" calcext:value-type="string">
            <text:p>es opensource, lo que significa <text:s/>que es gratuito y de codigo abierto, pero puede tambien ser comercial, obteniendo la licencia por parte de oracle</text:p>
          </table:table-cell>
          <table:table-cell office:value-type="string" calcext:value-type="string">
            <text:p>tiene un buen equilibrio y facilidad de uso, sobre todo en su velocidad de lectura y escritura</text:p>
          </table:table-cell>
          <table:table-cell office:value-type="string" calcext:value-type="string">
            <text:p>no es tan robusto en caracteristicas avanzadas, por lo que lo ideal es solo para apps webs medianas</text:p>
          </table:table-cell>
          <table:table-cell office:value-type="string" calcext:value-type="string">
            <text:p>es facil de instalar y configurar, contiene soporte para JSON, replicacion y clustering</text:p>
          </table:table-cell>
          <table:table-cell table:style-name="ce3" office:value-type="string" calcext:value-type="string">
            <text:p><text:span text:style-name="T1">amplia y activa, </text:span><text:span text:style-name="T2">A traves de foros, lista y plataformas como github, los miembros comparten conocimientos y resuelven dudas que surjan</text:span></text:p>
          </table:table-cell>
          <table:table-cell office:value-type="string" calcext:value-type="string">
            <text:p>al ser un software de codigo abierto, puedes explorar su codigo y realizar modificaciones</text:p>
          </table:table-cell>
          <table:table-cell office:value-type="string" calcext:value-type="string">
            <text:p>aplicaciones web, startups, pequeñas y medianas empresas</text:p>
          </table:table-cell>
        </table:table-row>
        <table:table-row table:style-name="ro3">
          <table:table-cell/>
          <table:table-cell table:style-name="ce1" office:value-type="string" calcext:value-type="string">
            <text:p>Oracle Database</text:p>
          </table:table-cell>
          <table:table-cell office:value-type="string" calcext:value-type="string">
            <text:p>es comercial, lo que significa que requiere de una licencia para poder utilizarce (base de datos oracle [enterprise o standar])</text:p>
          </table:table-cell>
          <table:table-cell office:value-type="string" calcext:value-type="string">
            <text:p>sirve para manejar grandes volumenes de datos y transacciones de alta velocidad</text:p>
          </table:table-cell>
          <table:table-cell office:value-type="string" calcext:value-type="string">
            <text:p>puede manejar grandes datos y usuarios con facilidad, lo que hace que sea altamente escalable</text:p>
          </table:table-cell>
          <table:table-cell office:value-type="string" calcext:value-type="string">
            <text:p>contiene herramientas de administracion grafica intuitiva y <text:s/>comoda de utlizar, tiene una alta proteccion y facilidad de acceso a los datos, <text:s/></text:p>
          </table:table-cell>
          <table:table-cell table:style-name="ce3" office:value-type="string" calcext:value-type="string">
            <text:p>menos activa, pero con buen soporte comercial, </text:p>
          </table:table-cell>
          <table:table-cell office:value-type="string" calcext:value-type="string">
            <text:p>permite conectar aplicaciones en la nube, simplificando la conectividad entre las aplicaciones locales y las aplicaciones en la nube</text:p>
          </table:table-cell>
          <table:table-cell office:value-type="string" calcext:value-type="string">
            <text:p>grandes empresas, aplicaciones críticas, como lo es el almacenamiento masivo de datos</text:p>
          </table:table-cell>
        </table:table-row>
        <table:table-row table:style-name="ro4">
          <table:table-cell/>
          <table:table-cell table:style-name="ce1" office:value-type="string" calcext:value-type="string">
            <text:p>PostgresSQL</text:p>
          </table:table-cell>
          <table:table-cell office:value-type="string" calcext:value-type="string">
            <text:p>es opensource, lo que significa que es gratuito y de codigo abierto, por lo que cualquier persona lo puede utilizar sin la necesidad de pagar</text:p>
          </table:table-cell>
          <table:table-cell office:value-type="string" calcext:value-type="string">
            <text:p>es solido y altamente eficiente, lo que permite realizar consultas complejas y manejar datos grandes</text:p>
          </table:table-cell>
          <table:table-cell office:value-type="string" calcext:value-type="string">
            <text:p>puede manejar una gran cantidad de datos, pero no solo se aplica a la cantidad de datos que puede administrar, sino, tambien al numero de usuarios</text:p>
          </table:table-cell>
          <table:table-cell office:value-type="string" calcext:value-type="string">
            <text:p>alta concurrencia, compatibilidad nativa con varios tipos de datos, soporte para triggers, manejo de vistas, enfoque objeto-relacional, y capacidad para trabajar con bases de datos distribuidas.</text:p>
          </table:table-cell>
          <table:table-cell table:style-name="ce7" office:value-type="string" calcext:value-type="string">
            <text:p><text:span text:style-name="T3">amplia y activa,</text:span><text:span text:style-name="T4">es una de las mas colaborativas y acogedoras en el mundo del software de código abierto, </text:span></text:p>
          </table:table-cell>
          <table:table-cell office:value-type="string" calcext:value-type="string">
            <text:p>versatil y adapable para varias aplicaciones, abarcando la conectividad con lenguajes de programacion y herramientas de desarrollo</text:p>
          </table:table-cell>
          <table:table-cell office:value-type="string" calcext:value-type="string">
            <text:p>Aplicaciones web, análisis de datos, startups</text:p>
          </table:table-cell>
        </table:table-row>
        <table:table-row table:style-name="ro3">
          <table:table-cell/>
          <table:table-cell table:style-name="ce1" office:value-type="string" calcext:value-type="string">
            <text:p>SQL server</text:p>
          </table:table-cell>
          <table:table-cell office:value-type="string" calcext:value-type="string">
            <text:p>es comercial, lo que significa que requiere de una licencia para poder utilizarce (SQL server 2019 de microsoft CSP)</text:p>
          </table:table-cell>
          <table:table-cell office:value-type="string" calcext:value-type="string">
            <text:p>es adecuado para manejar una gran gama de cargas de trabajo</text:p>
          </table:table-cell>
          <table:table-cell office:value-type="string" calcext:value-type="string">
            <text:p>permite a las empresas crecer y adaptarse sin comprometer el rendimiento, alta flexibilidad en modelos de implementacion, especialmente en entornos windows</text:p>
          </table:table-cell>
          <table:table-cell office:value-type="string" calcext:value-type="string">
            <text:p>integracion de herramientas de microsoft, soporte para JSON y XML. Contiene un potente entorno grafico lo que permite el uso de comandos DDL y DML graficamente</text:p>
          </table:table-cell>
          <table:table-cell table:style-name="ce3" office:value-type="string" calcext:value-type="string">
            <text:p>activa, con fuerte soporte de microsoft, </text:p>
          </table:table-cell>
          <table:table-cell office:value-type="string" calcext:value-type="string">
            <text:p>excelente integración con el ecosistema de Microsoft, permitiendo su uso en diferentes entornos y aplicaciones</text:p>
          </table:table-cell>
          <table:table-cell office:value-type="string" calcext:value-type="string">
            <text:p>Grandes empresas, aplicaciones empresariales, como lo es gestionar y organizar grandes volumenes de informacion de forma estructur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4:46:32.833579345</meta:creation-date>
    <dc:date>2024-08-19T20:58:11.323726563</dc:date>
    <meta:editing-duration>PT10M10S</meta:editing-duration>
    <meta:editing-cycles>3</meta:editing-cycles>
    <meta:generator>LibreOffice/7.3.7.2$Linux_X86_64 LibreOffice_project/30$Build-2</meta:generator>
    <meta:document-statistic meta:table-count="1" meta:cell-count="39" meta:object-count="0"/>
  </office:meta>
</office:document-meta>
</file>